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236.55pt" fo:break-before="auto" style:use-optimal-row-height="true"/>
    </style:style>
    <style:style style:name="ro3" style:family="table-row">
      <style:table-row-properties style:row-height="225.35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191.76pt" fo:break-before="auto" style:use-optimal-row-height="true"/>
    </style:style>
    <style:style style:name="ro18"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ADVENTURE:&gt;MTM:type=forest|swamp|mountain|plains:tag=pathtobaron:You enter {namewiththe}.&gt;AWF:type=fortress:tag=baronhome:You arrive at {namewiththe}.&gt;MF:pathtobaron:You go outside into {namewiththe}.&gt;CTRT:hometown:You return to {namewiththe}.&gt;BEGIN:</text:p>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location=baronhome:relationship=antagonist: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selector=relationship:relationship=friend:tag=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2">"I'll take care of {objPronoun}," you hear a voice say.{|GOTO:pathtobaron|}{character:pick:relationship=mentor:tag=rang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2">{character:pick:relationship=mentor: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2">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9">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selector=relationship:relationship=chil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5">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ranger: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2">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2">{character:pick:selector=new:relationship=mysterious: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2">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2">Ask who {character:forestguardian:subPronoun}</text:span> is</text:p>
          </table:table-cell>
          <table:table-cell office:value-type="string" calcext:value-type="string">
            <text:p><text:span text:style-name="T2">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2">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2">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8"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8"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3">
          <table:table-cell office:value-type="string" calcext:value-type="string">
            <text:p>ROR1</text:p>
          </table:table-cell>
          <table:table-cell table:style-name="ce8"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1">
          <table:table-cell office:value-type="string" calcext:value-type="string">
            <text:p>MF1</text:p>
          </table:table-cell>
          <table:table-cell table:style-name="ce8"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17">
          <table:table-cell office:value-type="string" calcext:value-type="string">
            <text:p>RFW1.1</text:p>
          </table:table-cell>
          <table:table-cell table:style-name="ce8" office:value-type="string" calcext:value-type="string">
            <text:p>character:baron&amp;baronclaimshometown:true&amp;goal:hometown&amp;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2">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character:baron&amp;baronclaimshometown:true&amp;goal:hometow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6">
          <table:table-cell office:value-type="string" calcext:value-type="string">
            <text:p>RFW1.3</text:p>
          </table:table-cell>
          <table:table-cell table:style-name="ce8" office:value-type="string" calcext:value-type="string">
            <text:p>character:baron&amp;baronclaimshometown:true&amp;goal:hometow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8">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8">00/00/0000</text:date>, <text:time style:data-style-name="N2" text:time-value="17:25:09.5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28T15:21:49.878000000</dc:date>
    <meta:editing-cycles>439</meta:editing-cycles>
    <meta:editing-duration>P7DT19H23M19S</meta:editing-duration>
    <meta:generator>LibreOffice/6.3.3.2$Windows_X86_64 LibreOffice_project/a64200df03143b798afd1ec74a12ab50359878ed</meta:generator>
    <meta:document-statistic meta:table-count="1" meta:cell-count="249" meta:object-count="0"/>
  </office:meta>
</office:document-meta>
</file>